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a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ersnoal access token : </text:span>ghp_j9z3Bz3ZyU9KNtRBil1KvFldHW4oAz1TC7y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1:37:09.630867073</meta:creation-date>
    <dc:date>2022-10-02T17:40:16.491413240</dc:date>
    <meta:editing-duration>PT2H41M41S</meta:editing-duration>
    <meta:editing-cycles>1</meta:editing-cycles>
    <meta:document-statistic meta:table-count="0" meta:image-count="0" meta:object-count="0" meta:page-count="1" meta:paragraph-count="1" meta:word-count="5" meta:character-count="64" meta:non-whitespace-character-count="60"/>
    <meta:generator>LibreOffice/7.3.5.2$Linux_X86_64 LibreOffice_project/30$Build-2</meta:generator>
  </office:meta>
</office:document-meta>
</file>